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CAPA CONTROL</text:span></text:p>
      <text:p text:style-name="P2"><text:span text:style-name="T3"/></text:p>
      <text:p text:style-name="P3"><text:span text:style-name="T4">CLASE GUI</text:span></text:p>
      <text:p text:style-name="P3"><text:span text:style-name="T5"/></text:p>
      <text:p text:style-name="P3"><text:span text:style-name="T6">Menú principal para el usuario. Delpliega una lista con todas las funciones del programa.</text:span></text:p>
      <text:p text:style-name="P3"><text:span text:style-name="T7"/></text:p>
      <text:p text:style-name="P3"><text:span text:style-name="T8"><text:s text:c="15"/>&gt;iniciar():<text:s text:c="3"/>Imprime por pantalla un Menú para que el usuario introduzca por teclado la opcion deseada.</text:span><text:span text:style-name="T9"/></text:p>
      <text:p text:style-name="P3"><text:span text:style-name="T9"/></text:p>
      <text:p text:style-name="P3"><text:span text:style-name="T10">CLASE CONEXION</text:span></text:p>
      <text:p text:style-name="P3"><text:span text:style-name="T11"/></text:p>
      <text:p text:style-name="P3"><text:span text:style-name="T12">Gestiona las herramientas de conexion con la Base de Datos que utiliza el DAO y realiza funciones comunes requeridas por el DAO.</text:span></text:p>
      <text:p text:style-name="P3"><text:span text:style-name="T13"/></text:p>
      <text:p text:style-name="P3"><text:span text:style-name="T14"><text:s text:c="16"/>&gt;</text:span><text:span text:style-name="T15">connect():<text:s text:c="6"/>Establece conexion con la Base de Datos. </text:span></text:p>
      <text:p text:style-name="P3"><text:span text:style-name="T15"><text:s text:c="16"/>&gt;close():<text:s text:c="12"/>Cierra la conexion con la Base de Datos.</text:span></text:p>
      <text:p text:style-name="P3"><text:span text:style-name="T15"><text:s text:c="16"/>&gt;queryConsult(String): ResulSet<text:s text:c="7"/>Recibe una consulta por parametro y devuelve<text:s text:c="28"/>un ResultSet con su resultado.</text:span></text:p>
      <text:p text:style-name="P3"><text:span text:style-name="T15"><text:s text:c="16"/>&gt;ceatePreparedStatement(String)<text:s text:c="7"/>Crea PreparedStatement dado una consulta pasada como String por parametro.</text:span></text:p>
      <text:p text:style-name="P3"><text:span text:style-name="T15"><text:tab/>&gt;updateQuery(String)<text:s text:c="5"/>A través de la clase conexión lanza un Update a la base de datos con el query<text:s text:c="2"/>que se le impute, devuelve un ResultSet.</text:span></text:p>
      <text:p text:style-name="P3"><text:span text:style-name="T16"/></text:p>
      <text:p text:style-name="P3"><text:span text:style-name="T17">CAPA EXCEPCIONES</text:span></text:p>
      <text:p text:style-name="P3"><text:span text:style-name="T18"/></text:p>
      <text:p text:style-name="P3"><text:span text:style-name="T19">CLASE CUSTOMEXCEPTION</text:span></text:p>
      <text:p text:style-name="P3"><text:span text:style-name="T20"/></text:p>
      <text:p text:style-name="P3"><text:span text:style-name="T21">Añade una Clase<text:s text:c="2"/>de tipo Exception personalizada para ser lanzada en el GUI en caso de que el usuario ingrese un número no válido.</text:span></text:p>
      <text:p text:style-name="P3"><text:span text:style-name="T22"/></text:p>
      <text:p text:style-name="P3"><text:span text:style-name="T23"><text:s text:c="15"/>&gt;CustomException(int):<text:s text:c="6"/>Recibe el valor del número por teclado y lo almacena en una variable int.</text:span></text:p>
      <text:p text:style-name="P3"><text:span text:style-name="T23"><text:s text:c="15"/>&gt;toString():String<text:s text:c="9"/>Devuelve un String con el mensaje de error más el valor del numero introducido.</text:span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>PRUEBAS UNITARIAS</text:span></text:p>
      <text:p text:style-name="P3"><text:span text:style-name="T25"/></text:p>
      <text:p text:style-name="P3"><text:span text:style-name="T26">FACTORIATEST</text:span></text:p>
      <text:p text:style-name="P3"><text:span text:style-name="T27"/></text:p>
      <text:p text:style-name="P3"><text:span text:style-name="T28">Realiza pruebas sobre la Clase factoria creando Usuarios</text:span></text:p>
      <text:p text:style-name="P3"><text:span text:style-name="T28"><text:s text:c="5"/>&gt;executedBeforeEach<text:s text:c="5"/>Asigna valores a los atributos de 2 objetos Usuario.</text:span></text:p>
      <text:p text:style-name="P3"><text:span text:style-name="T28"><text:s text:c="5"/>&gt;testNotEqual()<text:s text:c="5"/>Comprueba que no se generan 2 objetos User iguales (asertNotSame)</text:span></text:p>
      <text:p text:style-name="P3"><text:span text:style-name="T29"/></text:p>
      <text:p text:style-name="P3"><text:span text:style-name="T30"><text:s text:c="5"/>&gt;executedAfterEach()<text:s text:c="2"/>Reinicia los valores de los atributos de los Usuarios a String<text:s text:c="167"/>vacio, 0 y null.</text:span></text:p>
      <text:p text:style-name="P3"><text:span text:style-name="T30"><text:s text:c="5"/>&gt;testNotEqual():<text:s text:c="3"/>Comprobar que no se generan dos objetos User iguales.</text:span></text:p>
      <text:p text:style-name="P3"><text:span text:style-name="T30"><text:s text:c="5"/>&gt;testNotEqual1():<text:s text:c="3"/>Comprobar que no se generan dos objetos User iguales generando el atributo id_user automáticamente.</text:span></text:p>
      <text:p text:style-name="P3"><text:span text:style-name="T30"><text:s text:c="5"/>&gt;testNotEqual2(): comprobar que el user_id introducido en el método es el mismo que se genera automáticamente.</text:span></text:p>
      <text:p text:style-name="P3"><text:span text:style-name="T31"/></text:p>
      <text:p text:style-name="P3"><text:span text:style-name="T31"/></text:p>
      <text:p text:style-name="P3"><text:span text:style-name="T32">DAOUSERTEST</text:span></text:p>
      <text:p text:style-name="P3"><text:span text:style-name="T33"/></text:p>
      <text:p text:style-name="P3"><text:span text:style-name="T34">Comprueba que el metodo deleteUser de la clase DAOUser funciona correctamente y borra usuarios.</text:span></text:p>
      <text:p text:style-name="P3"><text:span text:style-name="T35"/></text:p>
      <text:p text:style-name="P3"><text:span text:style-name="T36"><text:s text:c="6"/>&gt;onceExecutedBeforeAll()<text:s text:c="3"/>Crea un objeto Usuario y le asigna unos atributos</text:span></text:p>
      <text:p text:style-name="P3"><text:span text:style-name="T36"><text:s text:c="6"/>&gt;CheckDeletetest()<text:s text:c="3"/>Comprueba que un usuario ha sido borrado de la Base de Datos<text:s text:c="13"/>comparando el número de filas iniciales de la Tabla con el numero de filas despues del borrado (assertFalse).</text:span></text:p>
      <text:p text:style-name="P4"><text:span text:style-name="T37"/></text:p>
      <text:p text:style-name="P4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